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paragraph-rsid="001dc413"/>
    </style:style>
    <style:style style:name="P4" style:family="paragraph" style:parent-style-name="Text_20_body">
      <style:text-properties officeooo:rsid="001e8e80" officeooo:paragraph-rsid="001e8e80"/>
    </style:style>
    <style:style style:name="P5" style:family="paragraph" style:parent-style-name="Text_20_body">
      <style:text-properties officeooo:rsid="002051fe" officeooo:paragraph-rsid="002051fe"/>
    </style:style>
    <style:style style:name="P6" style:family="paragraph" style:parent-style-name="Text_20_body">
      <style:text-properties officeooo:rsid="002098fb" officeooo:paragraph-rsid="002098fb"/>
    </style:style>
    <style:style style:name="P7" style:family="paragraph" style:parent-style-name="Text_20_body">
      <style:text-properties officeooo:rsid="0021fbc8" officeooo:paragraph-rsid="0021fbc8"/>
    </style:style>
    <style:style style:name="P8" style:family="paragraph" style:parent-style-name="Text_20_body">
      <style:text-properties officeooo:rsid="0023062d" officeooo:paragraph-rsid="0023062d"/>
    </style:style>
    <style:style style:name="P9" style:family="paragraph" style:parent-style-name="Text_20_body">
      <style:text-properties officeooo:rsid="00237ce4" officeooo:paragraph-rsid="00237ce4"/>
    </style:style>
    <style:style style:name="P10" style:family="paragraph" style:parent-style-name="Preformatted_20_Text">
      <style:text-properties officeooo:paragraph-rsid="001dc413"/>
    </style:style>
    <style:style style:name="P11" style:family="paragraph" style:parent-style-name="Preformatted_20_Text">
      <style:text-properties officeooo:rsid="001dc413" officeooo:paragraph-rsid="001dc413"/>
    </style:style>
    <style:style style:name="P12" style:family="paragraph" style:parent-style-name="Preformatted_20_Text">
      <style:text-properties officeooo:rsid="00237ce4" officeooo:paragraph-rsid="00237ce4"/>
    </style:style>
    <style:style style:name="P13"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officeooo:paragraph-rsid="001dc413"/>
    </style:style>
    <style:style style:name="P14" style:family="paragraph" style:parent-style-name="Heading_20_1">
      <style:text-properties officeooo:rsid="001c18ac" officeooo:paragraph-rsid="001c18ac"/>
    </style:style>
    <style:style style:name="P15" style:family="paragraph" style:parent-style-name="Heading_20_2">
      <style:text-properties officeooo:rsid="001dc413" officeooo:paragraph-rsid="001dc413"/>
    </style:style>
    <style:style style:name="P16" style:family="paragraph" style:parent-style-name="Heading_20_3">
      <style:text-properties officeooo:rsid="002098fb" officeooo:paragraph-rsid="002098fb"/>
    </style:style>
    <style:style style:name="T1" style:family="text">
      <style:text-properties officeooo:rsid="001dc413"/>
    </style:style>
    <style:style style:name="T2" style:family="text">
      <style:text-properties style:text-underline-style="none"/>
    </style:style>
    <style:style style:name="T3" style:family="text">
      <style:text-properties officeooo:rsid="001e8e80"/>
    </style:style>
    <style:style style:name="T4" style:family="text">
      <style:text-properties officeooo:rsid="002098fb"/>
    </style:style>
    <style:style style:name="T5" style:family="text">
      <style:text-properties officeooo:rsid="0021fbc8"/>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h text:style-name="P14" text:outline-level="1">Introduction</text:h>
      <text:p text:style-name="P1">QDL comes with an interpreter which runs in a workspace, meaning that it is stateful and can store its state from one session to another. </text:p>
      <text:h text:style-name="P14" text:outline-level="1">Getting and starting QDL</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
      <text:p text:style-name="P2">To start QDL, invoke it using java</text:p>
      <text:p text:style-name="P2">java -jar qdl.jar</text:p>
      <text:p text:style-name="P2">And you should get the splash screen:</text:p>
      <text:p text:style-name="Preformatted_20_Text"><text:span text:style-name="T2"/></text:p>
      <text:p text:style-name="P10">*****************************************</text:p>
      <text:p text:style-name="P10">QDL Command Line Interpreter</text:p>
      <text:p text:style-name="P10">Version 1.0</text:p>
      <text:p text:style-name="P13"><text:span text:style-name="T2">Type )help for help.<text:line-break/>*****************************************</text:span></text:p>
      <text:p text:style-name="Preformatted_20_Text"><text:span text:style-name="T2"/></text:p>
      <text:p text:style-name="Preformatted_20_Text"><text:span text:style-name="T2"/></text:p>
      <text:p text:style-name="P3"><text:span text:style-name="T1">The prompt is simply an indent of 4 space. So try it out by typing the famous programm</text:span></text:p>
      <text:p text:style-name="Preformatted_20_Text"><text:s text:c="4"/><text:span text:style-name="T1">say(‘Hello world’);</text:span></text:p>
      <text:p text:style-name="P11">Hello world</text:p>
      <text:p text:style-name="P11"/>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4">Since it says to type )help, do it and you will see</text:p>
      <text:p text:style-name="Preformatted_20_Text"><text:s text:c="4"/>)help</text:p>
      <text:p text:style-name="Preformatted_20_Text">This is the QDL (Quick and Dirty Language, pronounced 'quiddle') workspace.</text:p>
      <text:p text:style-name="Preformatted_20_Text"><text:s text:c="2"/>You may enter commands and execute them much like any other interpreter.</text:p>
      <text:p text:style-name="Preformatted_20_Text"><text:s text:c="2"/>There are several commands available to help you manage this workspace.</text:p>
      <text:p text:style-name="Preformatted_20_Text"><text:s text:c="2"/>Generally these start with a right parenthesis, e.g., ')off' (no quotes) exits this program.</text:p>
      <text:p text:style-name="Preformatted_20_Text"><text:s text:c="2"/>Here is a quick summary of what they are and do.</text:p>
      <text:p text:style-name="Preformatted_20_Text"><text:s text:c="4"/>)clear -- Clear the state of the workspace. All variables, functions etc. will be lost.</text:p>
      <text:p text:style-name="Preformatted_20_Text"><text:s text:c="4"/>)funcs -- List all of the imported and user defined functions this workspace knows about.</text:p>
      <text:p text:style-name="Preformatted_20_Text"><text:s text:c="4"/>)help -- This message.</text:p>
      <text:p text:style-name="Preformatted_20_Text"><text:s text:c="4"/>)off -- Exit the work<text:span text:style-name="T3">s</text:span>pace without saving.</text:p>
      <text:p text:style-name="Preformatted_20_Text"><text:soft-page-break/><text:s text:c="4"/>)load file -- Load a file of QDL commands and execute it immediately in the current workspace.</text:p>
      <text:p text:style-name="Preformatted_20_Text"><text:s text:c="4"/>)bufferON|OFF -- Toggle between line mode (default, every line is executed on return) and </text:p>
      <text:p text:style-name="Preformatted_20_Text"><text:s text:c="10"/>buffered mode, where lines are stored. Entering a single period as the first character on a line and hitting </text:p>
      <text:p text:style-name="Preformatted_20_Text"><text:s text:c="10"/>return executes and flushes the buffer.</text:p>
      <text:p text:style-name="Preformatted_20_Text"><text:s text:c="4"/>)modules -- Lists all the imported modules this workspace knows about.</text:p>
      <text:p text:style-name="Preformatted_20_Text"><text:s text:c="4"/>)runfile -- Loads a file into its own interpreter and runs it. Output comes to this terminal.</text:p>
      <text:p text:style-name="Preformatted_20_Text"><text:s text:c="4"/>)save -- Save the current state of the workspace.</text:p>
      <text:p text:style-name="Preformatted_20_Text"><text:s text:c="4"/>)vars -- Lists all of the variables this workspace knows about.</text:p>
      <text:p text:style-name="Preformatted_20_Text"/>
      <text:p text:style-name="P5">If you type )off, you will exit the workspace.</text:p>
      <text:p text:style-name="Preformatted_20_Text"><text:s text:c="4"/>)off</text:p>
      <text:p text:style-name="Preformatted_20_Text">exiting...</text:p>
      <text:h text:style-name="P15" text:outline-level="2">Commands generally</text:h>
      <text:p text:style-name="P2">Since the workspace is charged with managing the QDL environment for us, it<text:span text:style-name="T4">s commands are not QDL commands. All of the start with a right parenthesis, e.g. )help. </text:span></text:p>
      <text:h text:style-name="P16" text:outline-level="3">)clear</text:h>
      <text:p text:style-name="P6">This command will remove all state and return it to the exact condition of starting a clean workspace. All variables, functions, imports and any other state will be lost. This is useful if, for instance, you need <text:s/>to start a different project or <text:span text:style-name="T5">if, e.g.something went wrong and you really need to just get rid of everything. <text:s/>A typical invocation looks like</text:span></text:p>
      <text:p text:style-name="Preformatted_20_Text"><text:s text:c="4"/>)clear</text:p>
      <text:p text:style-name="Preformatted_20_Text">workspace cleared</text:p>
      <text:h text:style-name="Heading_20_3" text:outline-level="3">)funcs</text:h>
      <text:p text:style-name="P7">As you work and define functions, you may want to see what is loaded, what modules they are in and the like. This command lets <text:s/>you see exactly the state of things. </text:p>
      <text:p text:style-name="P7">This lists the names of the functions and if you have imported modules, it will let you see teir qualified names too:</text:p>
      <text:p text:style-name="Preformatted_20_Text"><text:s text:c="4"/>)funcs</text:p>
      <text:p text:style-name="Preformatted_20_Text">a#f(1), armstrong(1), b#f(1), fac(1)</text:p>
      <text:p text:style-name="P7"><text:s/></text:p>
      <text:p text:style-name="P7">which tells me that <text:span text:style-name="T6">e.g.</text:span><text:span text:style-name="T7">, there is a function from the namespace with alias </text:span><text:span text:style-name="T6">a</text:span><text:span text:style-name="T7"> called f and it takes a single value.</text:span></text:p>
      <text:h text:style-name="Heading_20_3" text:outline-level="3">)help</text:h>
      <text:p text:style-name="P7">This has a few modes of operation. With no arguments, it prints out the help page about workspace commands. </text:p>
      <text:p text:style-name="P7">)help list</text:p>
      <text:p text:style-name="P7"><text:soft-page-break/>will list the first line of help in every function that has been loaded:</text:p>
      <text:p text:style-name="Preformatted_20_Text"><text:s text:c="4"/>)help <text:s/>list</text:p>
      <text:p text:style-name="Preformatted_20_Text">fac(1): (none)</text:p>
      <text:p text:style-name="Preformatted_20_Text">armstrong(1): An Armstrong number is a 3 digit number that is equal to the sum of its cubed digits. This computes them for 100 &lt; n &lt; 1000.</text:p>
      <text:p text:style-name="Preformatted_20_Text">a#f(1): (none)</text:p>
      <text:p text:style-name="Preformatted_20_Text">b#f(1): (none)</text:p>
      <text:p text:style-name="Preformatted_20_Text"/>
      <text:p text:style-name="P6"/>
      <text:p text:style-name="P7">Of course, it is up to the developer to supply this, so (none) simply means that there is no documentation available. Tsk tsk. When documenting a function, oly the first line of the documentation shows here, if you want the complete documentation, you invoke help with the name of the function and the argument count:</text:p>
      <text:p text:style-name="Preformatted_20_Text"><text:s text:c="4"/>)help armstrong 1</text:p>
      <text:p text:style-name="Preformatted_20_Text">An Armstrong number is a 3 digit number that is equal to the sum of its cubed digits. This computes them for 100 &lt; n &lt; 1000.</text:p>
      <text:p text:style-name="Preformatted_20_Text">So for example 407 is an Armstrong number since 407 = 4^3 + 0^3 + 7^3</text:p>
      <text:p text:style-name="P6"/>
      <text:p text:style-name="P6">)off</text:p>
      <text:p text:style-name="P8">Exits the workspace <text:span text:style-name="T8">without</text:span><text:span text:style-name="T9"> saving any state. </text:span></text:p>
      <text:p text:style-name="P6">)load</text:p>
      <text:p text:style-name="P8">This will run a QDL file in the current workspace, just as if you have types in every command. It is used to, for instance, load external modules (once loaded, you must import them. See the QDL reference for how).</text:p>
      <text:p text:style-name="Preformatted_20_Text"><text:s/>)load recursion_test_factorial.qdl</text:p>
      <text:p text:style-name="Preformatted_20_Text"><text:s text:c="3"/>&gt;&gt; loading recursion_test_factorial.qdl</text:p>
      <text:p text:style-name="Preformatted_20_Text">ok</text:p>
      <text:p text:style-name="Preformatted_20_Text"/>
      <text:p text:style-name="P6">)buffer</text:p>
      <text:p text:style-name="P9">There are two main modes of operation for the workspace. <text:span text:style-name="T8">Line mode</text:span><text:span text:style-name="T9"> and </text:span><text:span text:style-name="T8">buffer mode</text:span><text:span text:style-name="T9">. Line mode (default at startup) means that every line you enter is executed immediately when you hit return. .For many uses this is fine. However, if you want to buffer up a bunch of lines then you need to turn buffering on. </text:span></text:p>
      <text:p text:style-name="P9"><text:span text:style-name="T9">When buffering, every line is stored until you type a single period as the first character on a line. Then the entire buffer is run. You toggle it on and off.</text:span></text:p>
      <text:p text:style-name="P12"><text:s text:c="4"/>)buffer on</text:p>
      <text:p text:style-name="P12"><text:s text:c="2"/>Buffer mode on.</text:p>
      <text:p text:style-name="P12">a := 2;</text:p>
      <text:p text:style-name="P12">// comment</text:p>
      <text:p text:style-name="P12">// another comment</text:p>
      <text:p text:style-name="P12">say( 2</text:p>
      <text:p text:style-name="P12"><text:s text:c="9"/>+</text:p>
      <text:p text:style-name="P12"><text:s text:c="12"/>a )</text:p>
      <text:p text:style-name="P12">;</text:p>
      <text:p text:style-name="P12">.</text:p>
      <text:p text:style-name="P12"><text:soft-page-break/>4</text:p>
      <text:p text:style-name="P12">)buffer off</text:p>
      <text:p text:style-name="P12"><text:s text:c="2"/>Line mode on.</text:p>
      <text:p text:style-name="P12"/>
      <text:p text:style-name="P6">)modules</text:p>
      <text:p text:style-name="P6">)run</text:p>
      <text:p text:style-name="P9">This takes a file name and executes the commands in it, <text:span text:style-name="T6">but</text:span><text:span text:style-name="T7"> these are run in their own environment. Their output will go to your console though. This lets you run commands interactively. </text:span></text:p>
      <text:p text:style-name="P6">)save</text:p>
      <text:p text:style-name="P6">)v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1-29T16:25:14.356196887</dc:date>
    <meta:editing-duration>PT2H14M6S</meta:editing-duration>
    <meta:editing-cycles>7</meta:editing-cycles>
    <meta:generator>LibreOffice/6.0.7.3$Linux_X86_64 LibreOffice_project/00m0$Build-3</meta:generator>
    <meta:document-statistic meta:table-count="0" meta:image-count="0" meta:object-count="0" meta:page-count="4" meta:paragraph-count="92" meta:word-count="935" meta:character-count="5433" meta:non-whitespace-character-count="4444"/>
  </office:meta>
</office:document-meta>
</file>